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/>
    </style:style>
    <style:style style:name="T9_136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T16_35" style:family="text">
      <style:text-properties fo:background-color="#ffffff"/>
    </style:style>
    <style:style style:name="T16_36" style:family="text">
      <style:text-properties fo:background-color="#ffffff"/>
    </style:style>
    <style:style style:name="T16_37" style:family="text">
      <style:text-properties fo:background-color="#ffffff"/>
    </style:style>
    <style:style style:name="T16_38" style:family="text">
      <style:text-properties fo:background-color="#ffffff"/>
    </style:style>
    <style:style style:name="T16_39" style:family="text">
      <style:text-properties fo:background-color="#ffffff"/>
    </style:style>
    <style:style style:name="T16_40" style:family="text">
      <style:text-properties fo:background-color="#ffffff"/>
    </style:style>
    <style:style style:name="T16_41" style:family="text">
      <style:text-properties fo:background-color="#ffffff"/>
    </style:style>
    <style:style style:name="T16_42" style:family="text">
      <style:text-properties fo:background-color="#ffffff"/>
    </style:style>
    <style:style style:name="T16_43" style:family="text">
      <style:text-properties fo:background-color="#ffffff"/>
    </style:style>
    <style:style style:name="T16_44" style:family="text">
      <style:text-properties fo:background-color="#ffffff"/>
    </style:style>
    <style:style style:name="T16_45" style:family="text">
      <style:text-properties fo:background-color="#ffffff"/>
    </style:style>
    <style:style style:name="T16_46" style:family="text">
      <style:text-properties fo:background-color="#ffffff"/>
    </style:style>
    <style:style style:name="T16_47" style:family="text">
      <style:text-properties fo:background-color="#ffffff"/>
    </style:style>
    <style:style style:name="T16_48" style:family="text">
      <style:text-properties fo:background-color="#ffffff"/>
    </style:style>
    <style:style style:name="T16_49" style:family="text">
      <style:text-properties fo:background-color="#ffffff"/>
    </style:style>
    <style:style style:name="T16_50" style:family="text">
      <style:text-properties fo:background-color="#ffffff"/>
    </style:style>
    <style:style style:name="T16_51" style:family="text">
      <style:text-properties fo:background-color="#ffffff"/>
    </style:style>
    <style:style style:name="T16_52" style:family="text">
      <style:text-properties fo:background-color="#ffffff"/>
    </style:style>
    <style:style style:name="T16_53" style:family="text">
      <style:text-properties fo:background-color="#ffffff"/>
    </style:style>
    <style:style style:name="T16_54" style:family="text">
      <style:text-properties fo:background-color="#ffffff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T17_93" style:family="text">
      <style:text-properties fo:background-color="#ffffff"/>
    </style:style>
    <style:style style:name="T17_94" style:family="text">
      <style:text-properties fo:background-color="#ffffff"/>
    </style:style>
    <style:style style:name="T17_95" style:family="text">
      <style:text-properties fo:background-color="#ffffff"/>
    </style:style>
    <style:style style:name="T17_96" style:family="text">
      <style:text-properties fo:background-color="#ffffff"/>
    </style:style>
    <style:style style:name="T17_97" style:family="text">
      <style:text-properties fo:background-color="#ffffff"/>
    </style:style>
    <style:style style:name="T17_98" style:family="text">
      <style:text-properties fo:background-color="#ffffff"/>
    </style:style>
    <style:style style:name="T17_99" style:family="text">
      <style:text-properties fo:background-color="#ffffff"/>
    </style:style>
    <style:style style:name="T17_100" style:family="text">
      <style:text-properties fo:background-color="#ffffff"/>
    </style:style>
    <style:style style:name="T17_101" style:family="text">
      <style:text-properties fo:background-color="#ffffff"/>
    </style:style>
    <style:style style:name="T17_102" style:family="text">
      <style:text-properties fo:background-color="#ffffff"/>
    </style:style>
    <style:style style:name="T17_103" style:family="text">
      <style:text-properties fo:background-color="#ffffff"/>
    </style:style>
    <style:style style:name="T17_104" style:family="text">
      <style:text-properties fo:background-color="#ffffff"/>
    </style:style>
    <style:style style:name="T17_105" style:family="text">
      <style:text-properties fo:background-color="#ffffff"/>
    </style:style>
    <style:style style:name="T17_106" style:family="text">
      <style:text-properties fo:background-color="#ffffff"/>
    </style:style>
    <style:style style:name="T17_107" style:family="text">
      <style:text-properties fo:background-color="#ffffff"/>
    </style:style>
    <style:style style:name="T17_108" style:family="text">
      <style:text-properties fo:background-color="#ffffff"/>
    </style:style>
    <style:style style:name="T17_109" style:family="text">
      <style:text-properties fo:background-color="#ffffff"/>
    </style:style>
    <style:style style:name="T17_110" style:family="text">
      <style:text-properties fo:background-color="#ffffff"/>
    </style:style>
    <style:style style:name="T17_111" style:family="text">
      <style:text-properties fo:background-color="#ffffff"/>
    </style:style>
    <style:style style:name="T17_112" style:family="text">
      <style:text-properties fo:background-color="#ffffff"/>
    </style:style>
    <style:style style:name="T17_113" style:family="text">
      <style:text-properties fo:background-color="#ffffff"/>
    </style:style>
    <style:style style:name="T17_114" style:family="text">
      <style:text-properties fo:background-color="#ffffff"/>
    </style:style>
    <style:style style:name="T17_115" style:family="text">
      <style:text-properties fo:background-color="#ffffff"/>
    </style:style>
    <style:style style:name="T17_116" style:family="text">
      <style:text-properties fo:background-color="#ffffff"/>
    </style:style>
    <style:style style:name="T17_117" style:family="text">
      <style:text-properties fo:background-color="#ffffff"/>
    </style:style>
    <style:style style:name="T17_118" style:family="text">
      <style:text-properties fo:background-color="#ffffff"/>
    </style:style>
    <style:style style:name="T17_119" style:family="text">
      <style:text-properties fo:background-color="#ffffff"/>
    </style:style>
    <style:style style:name="T17_120" style:family="text">
      <style:text-properties fo:background-color="#ffffff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T18_33" style:family="text">
      <style:text-properties fo:background-color="#ffffff"/>
    </style:style>
    <style:style style:name="T18_34" style:family="text">
      <style:text-properties fo:background-color="#ffffff"/>
    </style:style>
    <style:style style:name="T18_35" style:family="text">
      <style:text-properties fo:background-color="#ffffff"/>
    </style:style>
    <style:style style:name="T18_36" style:family="text">
      <style:text-properties fo:background-color="#ffffff"/>
    </style:style>
    <style:style style:name="T18_37" style:family="text">
      <style:text-properties fo:background-color="#ffffff"/>
    </style:style>
    <style:style style:name="T18_38" style:family="text">
      <style:text-properties fo:background-color="#ffffff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/>
    </style:style>
    <style:style style:name="T19_29" style:family="text">
      <style:text-properties fo:background-color="#ffffff"/>
    </style:style>
    <style:style style:name="T19_30" style:family="text">
      <style:text-properties fo:background-color="#ffffff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T19_35" style:family="text">
      <style:text-properties fo:background-color="#ffffff"/>
    </style:style>
    <style:style style:name="T19_36" style:family="text">
      <style:text-properties fo:background-color="#ffffff"/>
    </style:style>
    <style:style style:name="T19_37" style:family="text">
      <style:text-properties fo:background-color="#ffffff"/>
    </style:style>
    <style:style style:name="T19_38" style:family="text">
      <style:text-properties fo:background-color="#ffffff"/>
    </style:style>
    <style:style style:name="T19_39" style:family="text">
      <style:text-properties fo:background-color="#ffffff"/>
    </style:style>
    <style:style style:name="T19_40" style:family="text">
      <style:text-properties fo:background-color="#ffffff"/>
    </style:style>
    <style:style style:name="T19_41" style:family="text">
      <style:text-properties fo:background-color="#ffffff"/>
    </style:style>
    <style:style style:name="T19_42" style:family="text">
      <style:text-properties fo:background-color="#ffffff"/>
    </style:style>
    <style:style style:name="T19_43" style:family="text">
      <style:text-properties fo:background-color="#ffffff"/>
    </style:style>
    <style:style style:name="T19_44" style:family="text">
      <style:text-properties fo:background-color="#ffffff"/>
    </style:style>
    <style:style style:name="T19_45" style:family="text">
      <style:text-properties fo:background-color="#ffffff"/>
    </style:style>
    <style:style style:name="T19_46" style:family="text">
      <style:text-properties fo:background-color="#ffffff"/>
    </style:style>
    <style:style style:name="T19_47" style:family="text">
      <style:text-properties fo:background-color="#ffffff"/>
    </style:style>
    <style:style style:name="T19_48" style:family="text">
      <style:text-properties fo:background-color="#ffffff"/>
    </style:style>
    <style:style style:name="T19_49" style:family="text">
      <style:text-properties fo:background-color="#ffffff"/>
    </style:style>
    <style:style style:name="T19_50" style:family="text">
      <style:text-properties fo:background-color="#ffffff"/>
    </style:style>
    <style:style style:name="T19_51" style:family="text">
      <style:text-properties fo:background-color="#ffffff"/>
    </style:style>
    <style:style style:name="T19_52" style:family="text">
      <style:text-properties fo:background-color="#ffffff"/>
    </style:style>
    <style:style style:name="T19_53" style:family="text">
      <style:text-properties fo:background-color="#ffffff"/>
    </style:style>
    <style:style style:name="T19_54" style:family="text">
      <style:text-properties fo:background-color="#ffffff"/>
    </style:style>
    <style:style style:name="T19_55" style:family="text">
      <style:text-properties fo:background-color="#ffffff"/>
    </style:style>
    <style:style style:name="T19_56" style:family="text">
      <style:text-properties fo:background-color="#ffffff"/>
    </style:style>
    <style:style style:name="T19_57" style:family="text">
      <style:text-properties fo:background-color="#ffffff"/>
    </style:style>
    <style:style style:name="T19_58" style:family="text">
      <style:text-properties fo:background-color="#ffffff"/>
    </style:style>
    <style:style style:name="T19_59" style:family="text">
      <style:text-properties fo:background-color="#ffffff"/>
    </style:style>
    <style:style style:name="T19_60" style:family="text">
      <style:text-properties fo:background-color="#ffffff"/>
    </style:style>
    <style:style style:name="T19_61" style:family="text">
      <style:text-properties fo:background-color="#ffffff"/>
    </style:style>
    <style:style style:name="T19_62" style:family="text">
      <style:text-properties fo:background-color="#ffffff"/>
    </style:style>
    <style:style style:name="T19_63" style:family="text">
      <style:text-properties fo:background-color="#ffffff"/>
    </style:style>
    <style:style style:name="T19_64" style:family="text">
      <style:text-properties fo:background-color="#ffffff"/>
    </style:style>
    <style:style style:name="T19_65" style:family="text">
      <style:text-properties fo:background-color="#ffffff"/>
    </style:style>
    <style:style style:name="T19_66" style:family="text">
      <style:text-properties fo:background-color="#ffffff"/>
    </style:style>
    <style:style style:name="T19_67" style:family="text">
      <style:text-properties fo:background-color="#ffffff"/>
    </style:style>
    <style:style style:name="T19_68" style:family="text">
      <style:text-properties fo:background-color="#ffffff"/>
    </style:style>
    <style:style style:name="T19_69" style:family="text">
      <style:text-properties fo:background-color="#ffffff"/>
    </style:style>
    <style:style style:name="T19_70" style:family="text">
      <style:text-properties fo:background-color="#ffffff"/>
    </style:style>
    <style:style style:name="T19_71" style:family="text">
      <style:text-properties fo:background-color="#ffffff"/>
    </style:style>
    <style:style style:name="T19_72" style:family="text">
      <style:text-properties fo:background-color="#ffffff"/>
    </style:style>
    <style:style style:name="T19_73" style:family="text">
      <style:text-properties fo:background-color="#ffffff"/>
    </style:style>
    <style:style style:name="T19_74" style:family="text">
      <style:text-properties fo:background-color="#ffffff"/>
    </style:style>
    <style:style style:name="T19_75" style:family="text">
      <style:text-properties fo:background-color="#ffffff"/>
    </style:style>
    <style:style style:name="T19_76" style:family="text">
      <style:text-properties fo:background-color="#ffffff"/>
    </style:style>
    <style:style style:name="T19_77" style:family="text">
      <style:text-properties fo:background-color="#ffffff"/>
    </style:style>
    <style:style style:name="T19_78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1_1" style:family="text">
      <style:text-properties fo:color="#000000" style:font-name="Arial" style:font-name-asian="Arial" style:font-name-complex="Arial"/>
    </style:style>
    <style:style style:name="T21_2" style:family="text">
      <style:text-properties fo:color="#000000" style:font-name="Arial" style:font-name-asian="Arial" style:font-name-complex="Arial"/>
    </style:style>
    <style:style style:name="T21_3" style:family="text">
      <style:text-properties fo:color="#000000" style:font-name="Arial" style:font-name-asian="Arial" style:font-name-complex="Arial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T24_27" style:family="text">
      <style:text-properties fo:background-color="#ffffff"/>
    </style:style>
    <style:style style:name="T24_28" style:family="text">
      <style:text-properties fo:background-color="#ffffff"/>
    </style:style>
    <style:style style:name="T24_29" style:family="text">
      <style:text-properties fo:background-color="#ffffff"/>
    </style:style>
    <style:style style:name="T24_30" style:family="text">
      <style:text-properties fo:background-color="#ffffff"/>
    </style:style>
    <style:style style:name="T24_31" style:family="text">
      <style:text-properties fo:background-color="#ffffff"/>
    </style:style>
    <style:style style:name="T24_32" style:family="text">
      <style:text-properties fo:background-color="#ffffff"/>
    </style:style>
    <style:style style:name="T24_33" style:family="text">
      <style:text-properties fo:background-color="#ffffff"/>
    </style:style>
    <style:style style:name="T24_34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>
      <style:text-properties fo:background-color="#ffffff"/>
    </style:style>
    <style:style style:name="T27_2" style:family="text">
      <style:text-properties fo:background-color="#ffffff"/>
    </style:style>
    <style:style style:name="T27_3" style:family="text">
      <style:text-properties fo:background-color="#ffffff"/>
    </style:style>
    <style:style style:name="T27_4" style:family="text">
      <style:text-properties fo:background-color="#ffffff"/>
    </style:style>
    <style:style style:name="T27_5" style:family="text">
      <style:text-properties fo:background-color="#ffffff"/>
    </style:style>
    <style:style style:name="T27_6" style:family="text">
      <style:text-properties fo:background-color="#ffffff"/>
    </style:style>
    <style:style style:name="T27_7" style:family="text">
      <style:text-properties fo:background-color="#ffffff"/>
    </style:style>
    <style:style style:name="T27_8" style:family="text">
      <style:text-properties fo:background-color="#ffffff"/>
    </style:style>
    <style:style style:name="T27_9" style:family="text">
      <style:text-properties fo:background-color="#ffffff"/>
    </style:style>
    <style:style style:name="T27_10" style:family="text">
      <style:text-properties fo:background-color="#ffffff"/>
    </style:style>
    <style:style style:name="T27_11" style:family="text">
      <style:text-properties fo:background-color="#ffffff"/>
    </style:style>
    <style:style style:name="T27_12" style:family="text">
      <style:text-properties fo:background-color="#ffffff"/>
    </style:style>
    <style:style style:name="T27_13" style:family="text">
      <style:text-properties fo:background-color="#ffffff"/>
    </style:style>
    <style:style style:name="T27_14" style:family="text">
      <style:text-properties fo:background-color="#ffffff"/>
    </style:style>
    <style:style style:name="T27_15" style:family="text">
      <style:text-properties fo:background-color="#ffffff"/>
    </style:style>
    <style:style style:name="T27_16" style:family="text">
      <style:text-properties fo:background-color="#ffffff"/>
    </style:style>
    <style:style style:name="T27_17" style:family="text">
      <style:text-properties fo:background-color="#ffffff"/>
    </style:style>
    <style:style style:name="T27_18" style:family="text">
      <style:text-properties fo:background-color="#ffffff"/>
    </style:style>
    <style:style style:name="T27_19" style:family="text">
      <style:text-properties fo:background-color="#ffffff"/>
    </style:style>
    <style:style style:name="T27_20" style:family="text">
      <style:text-properties fo:background-color="#ffffff"/>
    </style:style>
    <style:style style:name="T27_21" style:family="text">
      <style:text-properties fo:background-color="#ffffff"/>
    </style:style>
    <style:style style:name="T27_22" style:family="text">
      <style:text-properties fo:background-color="#ffffff"/>
    </style:style>
    <style:style style:name="T27_23" style:family="text">
      <style:text-properties fo:background-color="#ffffff"/>
    </style:style>
    <style:style style:name="T27_24" style:family="text">
      <style:text-properties fo:background-color="#ffffff"/>
    </style:style>
    <style:style style:name="T27_25" style:family="text">
      <style:text-properties fo:background-color="#ffffff"/>
    </style:style>
    <style:style style:name="T27_26" style:family="text"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ydt4gar0n1w"/><text:bookmark-end text:name="h.ydt4gar0n1w"/><text:span text:style-name="T1_1">Silas</text:span><text:span text:style-name="T1_2"><text:s/></text:span><text:span text:style-name="T1_3">Silvester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Silas</text:span><text:span text:style-name="T3_6"><text:s/></text:span><text:span text:style-name="T3_7">Silvester</text:span><text:span text:style-name="T3_8"><text:s/></text:span><text:span text:style-name="T3_9">and</text:span><text:span text:style-name="T3_10"><text:s/></text:span><text:span text:style-name="T3_11">captain</text:span><text:span text:style-name="T3_12"><text:s/></text:span><text:span text:style-name="T3_13">of</text:span><text:span text:style-name="T3_14"><text:s/></text:span><text:span text:style-name="T3_15">the</text:span><text:span text:style-name="T3_16"><text:s/></text:span><text:span text:style-name="T3_17">Farthing</text:span><text:span text:style-name="T3_18"><text:s/></text:span><text:span text:style-name="T3_19">household</text:span><text:span text:style-name="T3_20"><text:s/></text:span><text:span text:style-name="T3_21">guard</text:span><text:span text:style-name="T3_22">.<text:s/></text:span><text:span text:style-name="T3_23">You</text:span><text:span text:style-name="T3_24"><text:s/></text:span><text:span text:style-name="T3_25">owe</text:span><text:span text:style-name="T3_26"><text:s/></text:span><text:span text:style-name="T3_27">your</text:span><text:span text:style-name="T3_28"><text:s/></text:span><text:span text:style-name="T3_29">employment</text:span><text:span text:style-name="T3_30"><text:s/></text:span><text:span text:style-name="T3_31">to</text:span><text:span text:style-name="T3_32"><text:s/></text:span><text:span text:style-name="T3_33">James</text:span><text:span text:style-name="T3_34"><text:s/></text:span><text:span text:style-name="T3_35">Farthing</text:span><text:span text:style-name="T3_36">,<text:s/></text:span><text:span text:style-name="T3_37">a</text:span><text:span text:style-name="T3_38"><text:s/></text:span><text:span text:style-name="T3_39">Lutonian</text:span><text:span text:style-name="T3_40"><text:s/></text:span><text:span text:style-name="T3_41">nobleman</text:span><text:span text:style-name="T3_42"><text:s/></text:span><text:span text:style-name="T3_43">and</text:span><text:span text:style-name="T3_44"><text:s/></text:span><text:span text:style-name="T3_45">staunch</text:span><text:span text:style-name="T3_46"><text:s/></text:span><text:span text:style-name="T3_47">Puritan</text:span><text:span text:style-name="T3_48">.<text:s/></text:span><text:span text:style-name="T3_49">He</text:span><text:span text:style-name="T3_50"><text:s/></text:span><text:span text:style-name="T3_51">recognised</text:span><text:span text:style-name="T3_52"><text:s/></text:span><text:span text:style-name="T3_53">your</text:span><text:span text:style-name="T3_54"><text:s/></text:span><text:span text:style-name="T3_55">worth</text:span><text:span text:style-name="T3_56"><text:s/></text:span><text:span text:style-name="T3_57">as</text:span><text:span text:style-name="T3_58"><text:s/></text:span><text:span text:style-name="T3_59">a</text:span><text:span text:style-name="T3_60"><text:s/></text:span><text:span text:style-name="T3_61">soldier</text:span><text:span text:style-name="T3_62"><text:s/></text:span><text:span text:style-name="T3_63">and</text:span><text:span text:style-name="T3_64"><text:s/></text:span><text:span text:style-name="T3_65">a</text:span><text:span text:style-name="T3_66"><text:s/></text:span><text:span text:style-name="T3_67">killer</text:span><text:span text:style-name="T3_68">,<text:s/></text:span><text:span text:style-name="T3_69">when</text:span><text:span text:style-name="T3_70"><text:s/></text:span><text:span text:style-name="T3_71">you</text:span><text:span text:style-name="T3_72"><text:s/></text:span><text:span text:style-name="T3_73">were</text:span><text:span text:style-name="T3_74"><text:s/></text:span><text:span text:style-name="T3_75">freshly</text:span><text:span text:style-name="T3_76"><text:s/></text:span><text:span text:style-name="T3_77">returned</text:span><text:span text:style-name="T3_78"><text:s/></text:span><text:span text:style-name="T3_79">from</text:span><text:span text:style-name="T3_80"><text:s/></text:span><text:span text:style-name="T3_81">fighting</text:span><text:span text:style-name="T3_82"><text:s/></text:span><text:span text:style-name="T3_83">the</text:span><text:span text:style-name="T3_84"><text:s/></text:span><text:span text:style-name="T3_85">wars</text:span><text:span text:style-name="T3_86"><text:s/></text:span><text:span text:style-name="T3_87">in</text:span><text:span text:style-name="T3_88"><text:s/></text:span><text:span text:style-name="T3_89">Continental</text:span><text:span text:style-name="T3_90"><text:s/></text:span><text:span text:style-name="T3_91">Europe</text:span><text:span text:style-name="T3_92"><text:s/></text:span><text:span text:style-name="T3_93">and</text:span><text:span text:style-name="T3_94"><text:s/></text:span><text:span text:style-name="T3_95">down</text:span><text:span text:style-name="T3_96"><text:s/></text:span><text:span text:style-name="T3_97">on</text:span><text:span text:style-name="T3_98"><text:s/></text:span><text:span text:style-name="T3_99">your</text:span><text:span text:style-name="T3_100"><text:s/></text:span><text:span text:style-name="T3_101">luck</text:span><text:span text:style-name="T3_102">.<text:s/></text:span></text:p>
      <text:p text:style-name="P4"/>
      <text:p text:style-name="P5"><text:span text:style-name="T5_1">Unfortunately</text:span><text:span text:style-name="T5_2">,<text:s/></text:span><text:span text:style-name="T5_3">the</text:span><text:span text:style-name="T5_4"><text:s/></text:span><text:span text:style-name="T5_5">truth</text:span><text:span text:style-name="T5_6"><text:s/></text:span><text:span text:style-name="T5_7">is</text:span><text:span text:style-name="T5_8"><text:s/></text:span><text:span text:style-name="T5_9">you</text:span><text:span text:style-name="T5_10"><text:s/></text:span><text:span text:style-name="T5_11">are</text:span><text:span text:style-name="T5_12"><text:s/></text:span><text:span text:style-name="T5_13">not</text:span><text:span text:style-name="T5_14"><text:s/></text:span><text:span text:style-name="T5_15">a</text:span><text:span text:style-name="T5_16"><text:s/></text:span><text:span text:style-name="T5_17">soldier</text:span><text:span text:style-name="T5_18"><text:s/></text:span><text:span text:style-name="T5_19">or</text:span><text:span text:style-name="T5_20"><text:s/></text:span><text:span text:style-name="T5_21">a</text:span><text:span text:style-name="T5_22"><text:s/></text:span><text:span text:style-name="T5_23">true</text:span><text:span text:style-name="T5_24"><text:s/></text:span><text:span text:style-name="T5_25">killer</text:span><text:span text:style-name="T5_26">.<text:s/></text:span><text:span text:style-name="T5_27">In</text:span><text:span text:style-name="T5_28"><text:s/></text:span><text:span text:style-name="T5_29">fact</text:span><text:span text:style-name="T5_30">,<text:s/></text:span><text:span text:style-name="T5_31">you</text:span><text:span text:style-name="T5_32">’</text:span><text:span text:style-name="T5_33">ve</text:span><text:span text:style-name="T5_34"><text:s/></text:span><text:span text:style-name="T5_35">only</text:span><text:span text:style-name="T5_36"><text:s/></text:span><text:span text:style-name="T5_37">ever</text:span><text:span text:style-name="T5_38"><text:s/></text:span><text:span text:style-name="T5_39">killed</text:span><text:span text:style-name="T5_40"><text:s/></text:span><text:span text:style-name="T5_41">one</text:span><text:span text:style-name="T5_42"><text:s/></text:span><text:span text:style-name="T5_43">person</text:span><text:span text:style-name="T5_44">.<text:s/></text:span><text:span text:style-name="T5_45">At</text:span><text:span text:style-name="T5_46"><text:s/></text:span><text:span text:style-name="T5_47">best</text:span><text:span text:style-name="T5_48"><text:s/></text:span><text:span text:style-name="T5_49">you</text:span><text:span text:style-name="T5_50"><text:s/></text:span><text:span text:style-name="T5_51">could</text:span><text:span text:style-name="T5_52"><text:s/></text:span><text:span text:style-name="T5_53">be</text:span><text:span text:style-name="T5_54"><text:s/></text:span><text:span text:style-name="T5_55">called</text:span><text:span text:style-name="T5_56"><text:s/></text:span><text:span text:style-name="T5_57">a</text:span><text:span text:style-name="T5_58"><text:s/>‘</text:span><text:span text:style-name="T5_59">ruffian</text:span><text:span text:style-name="T5_60">’<text:s/></text:span><text:span text:style-name="T5_61">at</text:span><text:span text:style-name="T5_62"><text:s/></text:span><text:span text:style-name="T5_63">worst</text:span><text:span text:style-name="T5_64"><text:s/></text:span><text:span text:style-name="T5_65">a</text:span><text:span text:style-name="T5_66"><text:s/>‘</text:span><text:span text:style-name="T5_67">washed</text:span><text:span text:style-name="T5_68">-</text:span><text:span text:style-name="T5_69">up</text:span><text:span text:style-name="T5_70"><text:s/></text:span><text:span text:style-name="T5_71">whoremonger</text:span><text:span text:style-name="T5_72">’.<text:s/></text:span><text:span text:style-name="T5_73">While</text:span><text:span text:style-name="T5_74"><text:s/></text:span><text:span text:style-name="T5_75">you</text:span><text:span text:style-name="T5_76"><text:s/></text:span><text:span text:style-name="T5_77">were</text:span><text:span text:style-name="T5_78"><text:s/></text:span><text:span text:style-name="T5_79">supposedly</text:span><text:span text:style-name="T5_80"><text:s/></text:span><text:span text:style-name="T5_81">off</text:span><text:span text:style-name="T5_82"><text:s/></text:span><text:span text:style-name="T5_83">fighting</text:span><text:span text:style-name="T5_84"><text:s/></text:span><text:span text:style-name="T5_85">in</text:span><text:span text:style-name="T5_86"><text:s/></text:span><text:span text:style-name="T5_87">Europe</text:span><text:span text:style-name="T5_88">,<text:s/></text:span><text:span text:style-name="T5_89">what</text:span><text:span text:style-name="T5_90"><text:s/></text:span><text:span text:style-name="T5_91">you</text:span><text:span text:style-name="T5_92"><text:s/></text:span><text:span text:style-name="T5_93">were</text:span><text:span text:style-name="T5_94"><text:s/></text:span><text:span text:style-name="T5_95">actually</text:span><text:span text:style-name="T5_96"><text:s/></text:span><text:span text:style-name="T5_97">doing</text:span><text:span text:style-name="T5_98"><text:s/></text:span><text:span text:style-name="T5_99">was</text:span><text:span text:style-name="T5_100"><text:s/></text:span><text:span text:style-name="T5_101">running</text:span><text:span text:style-name="T5_102"><text:s/></text:span><text:span text:style-name="T5_103">a</text:span><text:span text:style-name="T5_104"><text:s/></text:span><text:span text:style-name="T5_105">whorehouse</text:span><text:span text:style-name="T5_106"><text:s/></text:span><text:span text:style-name="T5_107">in</text:span><text:span text:style-name="T5_108"><text:s/></text:span><text:span text:style-name="T5_109">London</text:span><text:span text:style-name="T5_110">.<text:s/></text:span><text:span text:style-name="T5_111">Disappointingly</text:span><text:span text:style-name="T5_112">,<text:s/></text:span><text:span text:style-name="T5_113">you</text:span><text:span text:style-name="T5_114"><text:s/></text:span><text:span text:style-name="T5_115">weren</text:span><text:span text:style-name="T5_116">’</text:span><text:span text:style-name="T5_117">t</text:span><text:span text:style-name="T5_118"><text:s/></text:span><text:span text:style-name="T5_119">that</text:span><text:span text:style-name="T5_120"><text:s/></text:span><text:span text:style-name="T5_121">great</text:span><text:span text:style-name="T5_122"><text:s/></text:span><text:span text:style-name="T5_123">at</text:span><text:span text:style-name="T5_124"><text:s/></text:span><text:span text:style-name="T5_125">that</text:span><text:span text:style-name="T5_126"><text:s/></text:span><text:span text:style-name="T5_127">either</text:span><text:span text:style-name="T5_128"><text:s/></text:span><text:span text:style-name="T5_129">and</text:span><text:span text:style-name="T5_130"><text:s/></text:span><text:span text:style-name="T5_131">after</text:span><text:span text:style-name="T5_132"><text:s/></text:span><text:span text:style-name="T5_133">accumulating</text:span><text:span text:style-name="T5_134"><text:s/></text:span><text:span text:style-name="T5_135">vast</text:span><text:span text:style-name="T5_136"><text:s/></text:span><text:span text:style-name="T5_137">debt</text:span><text:span text:style-name="T5_138"><text:s/></text:span><text:span text:style-name="T5_139">you</text:span><text:span text:style-name="T5_140"><text:s/></text:span><text:span text:style-name="T5_141">fled</text:span><text:span text:style-name="T5_142"><text:s/></text:span><text:span text:style-name="T5_143">London</text:span><text:span text:style-name="T5_144"><text:s/></text:span><text:span text:style-name="T5_145">back</text:span><text:span text:style-name="T5_146"><text:s/></text:span><text:span text:style-name="T5_147">to</text:span><text:span text:style-name="T5_148"><text:s/></text:span><text:span text:style-name="T5_149">Luton</text:span><text:span text:style-name="T5_150">.<text:s/></text:span><text:span text:style-name="T5_151">Luckily</text:span><text:span text:style-name="T5_152">,<text:s/></text:span><text:span text:style-name="T5_153">you</text:span><text:span text:style-name="T5_154"><text:s/></text:span><text:span text:style-name="T5_155">aren</text:span><text:span text:style-name="T5_156">’</text:span><text:span text:style-name="T5_157">t</text:span><text:span text:style-name="T5_158"><text:s/></text:span><text:span text:style-name="T5_159">half</text:span><text:span text:style-name="T5_160"><text:s/></text:span><text:span text:style-name="T5_161">bad</text:span><text:span text:style-name="T5_162"><text:s/></text:span><text:span text:style-name="T5_163">as</text:span><text:span text:style-name="T5_164"><text:s/></text:span><text:span text:style-name="T5_165">a</text:span><text:span text:style-name="T5_166"><text:s/></text:span><text:span text:style-name="T5_167">con</text:span><text:span text:style-name="T5_168">-</text:span><text:span text:style-name="T5_169">man</text:span><text:span text:style-name="T5_170"><text:s/></text:span><text:span text:style-name="T5_171">and</text:span><text:span text:style-name="T5_172"><text:s/></text:span><text:span text:style-name="T5_173">some</text:span><text:span text:style-name="T5_174"><text:s/></text:span><text:span text:style-name="T5_175">quick</text:span><text:span text:style-name="T5_176"><text:s/></text:span><text:span text:style-name="T5_177">talking</text:span><text:span text:style-name="T5_178"><text:s/></text:span><text:span text:style-name="T5_179">managed</text:span><text:span text:style-name="T5_180"><text:s/></text:span><text:span text:style-name="T5_181">to</text:span><text:span text:style-name="T5_182"><text:s/></text:span><text:span text:style-name="T5_183">get</text:span><text:span text:style-name="T5_184"><text:s/></text:span><text:span text:style-name="T5_185">you</text:span><text:span text:style-name="T5_186"><text:s/></text:span><text:span text:style-name="T5_187">your</text:span><text:span text:style-name="T5_188"><text:s/></text:span><text:span text:style-name="T5_189">post</text:span><text:span text:style-name="T5_190"><text:s/></text:span><text:span text:style-name="T5_191">as</text:span><text:span text:style-name="T5_192"><text:s/></text:span><text:span text:style-name="T5_193">Captain</text:span><text:span text:style-name="T5_194"><text:s/></text:span><text:span text:style-name="T5_195">of</text:span><text:span text:style-name="T5_196"><text:s/></text:span><text:span text:style-name="T5_197">the</text:span><text:span text:style-name="T5_198"><text:s/></text:span><text:span text:style-name="T5_199">Guard</text:span><text:span text:style-name="T5_200">.</text:span></text:p>
      <text:p text:style-name="P6"/>
      <text:p text:style-name="P7"><text:span text:style-name="T7_1">Your</text:span><text:span text:style-name="T7_2"><text:s/></text:span><text:span text:style-name="T7_3">debt</text:span><text:span text:style-name="T7_4"><text:s/></text:span><text:span text:style-name="T7_5">wasn</text:span><text:span text:style-name="T7_6">’</text:span><text:span text:style-name="T7_7">t</text:span><text:span text:style-name="T7_8"><text:s/></text:span><text:span text:style-name="T7_9">the</text:span><text:span text:style-name="T7_10"><text:s/></text:span><text:span text:style-name="T7_11">only</text:span><text:span text:style-name="T7_12"><text:s/></text:span><text:span text:style-name="T7_13">reason</text:span><text:span text:style-name="T7_14"><text:s/></text:span><text:span text:style-name="T7_15">you</text:span><text:span text:style-name="T7_16"><text:s/></text:span><text:span text:style-name="T7_17">fled</text:span><text:span text:style-name="T7_18"><text:s/></text:span><text:span text:style-name="T7_19">London</text:span><text:span text:style-name="T7_20">.<text:s/></text:span><text:span text:style-name="T7_21">You</text:span><text:span text:style-name="T7_22"><text:s/></text:span><text:span text:style-name="T7_23">also</text:span><text:span text:style-name="T7_24"><text:s/></text:span><text:span text:style-name="T7_25">stabbed</text:span><text:span text:style-name="T7_26"><text:s/></text:span><text:span text:style-name="T7_27">and</text:span><text:span text:style-name="T7_28"><text:s/></text:span><text:span text:style-name="T7_29">killed</text:span><text:span text:style-name="T7_30"><text:s/></text:span><text:span text:style-name="T7_31">a</text:span><text:span text:style-name="T7_32"><text:s/></text:span><text:span text:style-name="T7_33">man</text:span><text:span text:style-name="T7_34"><text:s/></text:span><text:span text:style-name="T7_35">at</text:span><text:span text:style-name="T7_36"><text:s/></text:span><text:span text:style-name="T7_37">the</text:span><text:span text:style-name="T7_38"><text:s/></text:span><text:span text:style-name="T7_39">London</text:span><text:span text:style-name="T7_40"><text:s/></text:span><text:span text:style-name="T7_41">meat</text:span><text:span text:style-name="T7_42"><text:s/></text:span><text:span text:style-name="T7_43">markets</text:span><text:span text:style-name="T7_44">.<text:s/></text:span><text:span text:style-name="T7_45">He</text:span><text:span text:style-name="T7_46"><text:s/></text:span><text:span text:style-name="T7_47">hadn</text:span><text:span text:style-name="T7_48">’</text:span><text:span text:style-name="T7_49">t</text:span><text:span text:style-name="T7_50"><text:s/></text:span><text:span text:style-name="T7_51">paid</text:span><text:span text:style-name="T7_52"><text:s/></text:span><text:span text:style-name="T7_53">one</text:span><text:span text:style-name="T7_54"><text:s/></text:span><text:span text:style-name="T7_55">of</text:span><text:span text:style-name="T7_56"><text:s/></text:span><text:span text:style-name="T7_57">your</text:span><text:span text:style-name="T7_58"><text:s/></text:span><text:span text:style-name="T7_59">whores</text:span><text:span text:style-name="T7_60"><text:s/></text:span><text:span text:style-name="T7_61">and</text:span><text:span text:style-name="T7_62"><text:s/></text:span><text:span text:style-name="T7_63">so</text:span><text:span text:style-name="T7_64"><text:s/></text:span><text:span text:style-name="T7_65">you</text:span><text:span text:style-name="T7_66"><text:s/></text:span><text:span text:style-name="T7_67">were</text:span><text:span text:style-name="T7_68"><text:s/></text:span><text:span text:style-name="T7_69">just</text:span><text:span text:style-name="T7_70"><text:s/></text:span><text:span text:style-name="T7_71">seeking</text:span><text:span text:style-name="T7_72"><text:s/></text:span><text:span text:style-name="T7_73">your</text:span><text:span text:style-name="T7_74"><text:s/></text:span><text:span text:style-name="T7_75">due</text:span><text:span text:style-name="T7_76">!<text:s/></text:span><text:span text:style-name="T7_77">You</text:span><text:span text:style-name="T7_78"><text:s/></text:span><text:span text:style-name="T7_79">pretended</text:span><text:span text:style-name="T7_80"><text:s/></text:span><text:span text:style-name="T7_81">to</text:span><text:span text:style-name="T7_82"><text:s/></text:span><text:span text:style-name="T7_83">be</text:span><text:span text:style-name="T7_84"><text:s/></text:span><text:span text:style-name="T7_85">a</text:span><text:span text:style-name="T7_86"><text:s/></text:span><text:span text:style-name="T7_87">Royalist</text:span><text:span text:style-name="T7_88"><text:s/></text:span><text:span text:style-name="T7_89">afterwards</text:span><text:span text:style-name="T7_90">,<text:s/></text:span><text:span text:style-name="T7_91">so</text:span><text:span text:style-name="T7_92"><text:s/></text:span><text:span text:style-name="T7_93">hopefully</text:span><text:span text:style-name="T7_94"><text:s/></text:span><text:span text:style-name="T7_95">the</text:span><text:span text:style-name="T7_96"><text:s/></text:span><text:span text:style-name="T7_97">murder</text:span><text:span text:style-name="T7_98"><text:s/></text:span><text:span text:style-name="T7_99">was</text:span><text:span text:style-name="T7_100"><text:s/></text:span><text:span text:style-name="T7_101">considered</text:span><text:span text:style-name="T7_102"><text:s/></text:span><text:span text:style-name="T7_103">to</text:span><text:span text:style-name="T7_104"><text:s/></text:span><text:span text:style-name="T7_105">be</text:span><text:span text:style-name="T7_106"><text:s/></text:span><text:span text:style-name="T7_107">politically</text:span><text:span text:style-name="T7_108"><text:s/></text:span><text:span text:style-name="T7_109">motivated</text:span><text:span text:style-name="T7_110"><text:s/></text:span><text:span text:style-name="T7_111">and</text:span><text:span text:style-name="T7_112"><text:s/></text:span><text:span text:style-name="T7_113">the</text:span><text:span text:style-name="T7_114"><text:s/></text:span><text:span text:style-name="T7_115">trail</text:span><text:span text:style-name="T7_116"><text:s/></text:span><text:span text:style-name="T7_117">has</text:span><text:span text:style-name="T7_118"><text:s/></text:span><text:span text:style-name="T7_119">gone</text:span><text:span text:style-name="T7_120"><text:s/></text:span><text:span text:style-name="T7_121">dead</text:span><text:span text:style-name="T7_122">.<text:s/></text:span><text:span text:style-name="T7_123">Disconcertingly</text:span><text:span text:style-name="T7_124">,<text:s/></text:span><text:span text:style-name="T7_125">Gilbert</text:span><text:span text:style-name="T7_126"><text:s/></text:span><text:span text:style-name="T7_127">Sleeb</text:span><text:span text:style-name="T7_128"><text:s/></text:span><text:span text:style-name="T7_129">looks</text:span><text:span text:style-name="T7_130"><text:s/></text:span><text:span text:style-name="T7_131">familiar</text:span><text:span text:style-name="T7_132"><text:s/></text:span><text:span text:style-name="T7_133">from</text:span><text:span text:style-name="T7_134"><text:s/></text:span><text:span text:style-name="T7_135">that</text:span><text:span text:style-name="T7_136"><text:s/></text:span><text:span text:style-name="T7_137">day</text:span><text:span text:style-name="T7_138"><text:s/></text:span><text:span text:style-name="T7_139">at</text:span><text:span text:style-name="T7_140"><text:s/></text:span><text:span text:style-name="T7_141">the</text:span><text:span text:style-name="T7_142"><text:s/></text:span><text:span text:style-name="T7_143">markets</text:span><text:span text:style-name="T7_144">.</text:span></text:p>
      <text:p text:style-name="P8"/>
      <text:p text:style-name="P9"><text:span text:style-name="T9_1">Mr</text:span><text:span text:style-name="T9_2"><text:s/></text:span><text:span text:style-name="T9_3">Farthing</text:span><text:span text:style-name="T9_4"><text:s/></text:span><text:span text:style-name="T9_5">has</text:span><text:span text:style-name="T9_6"><text:s/></text:span><text:span text:style-name="T9_7">got</text:span><text:span text:style-name="T9_8"><text:s/></text:span><text:span text:style-name="T9_9">himself</text:span><text:span text:style-name="T9_10"><text:s/></text:span><text:span text:style-name="T9_11">involved</text:span><text:span text:style-name="T9_12"><text:s/></text:span><text:span text:style-name="T9_13">in</text:span><text:span text:style-name="T9_14"><text:s/></text:span><text:span text:style-name="T9_15">some</text:span><text:span text:style-name="T9_16"><text:s/></text:span><text:span text:style-name="T9_17">sort</text:span><text:span text:style-name="T9_18"><text:s/></text:span><text:span text:style-name="T9_19">of</text:span><text:span text:style-name="T9_20"><text:s/></text:span><text:span text:style-name="T9_21">quest</text:span><text:span text:style-name="T9_22"><text:s/></text:span><text:span text:style-name="T9_23">for</text:span><text:span text:style-name="T9_24"><text:s/></text:span><text:span text:style-name="T9_25">some</text:span><text:span text:style-name="T9_26"><text:s/></text:span><text:span text:style-name="T9_27">legendary</text:span><text:span text:style-name="T9_28"><text:s/></text:span><text:span text:style-name="T9_29">artefact</text:span><text:span text:style-name="T9_30">.<text:s/></text:span><text:span text:style-name="T9_31">A</text:span><text:span text:style-name="T9_32"><text:s/></text:span><text:span text:style-name="T9_33">few</text:span><text:span text:style-name="T9_34"><text:s/></text:span><text:span text:style-name="T9_35">nights</text:span><text:span text:style-name="T9_36"><text:s/></text:span><text:span text:style-name="T9_37">ago</text:span><text:span text:style-name="T9_38"><text:s/></text:span><text:span text:style-name="T9_39">you</text:span><text:span text:style-name="T9_40"><text:s/></text:span><text:span text:style-name="T9_41">were</text:span><text:span text:style-name="T9_42"><text:s/></text:span><text:span text:style-name="T9_43">asked</text:span><text:span text:style-name="T9_44"><text:s/></text:span><text:span text:style-name="T9_45">by</text:span><text:span text:style-name="T9_46"><text:s/></text:span><text:span text:style-name="T9_47">Farthing</text:span><text:span text:style-name="T9_48"><text:s/></text:span><text:span text:style-name="T9_49">to</text:span><text:span text:style-name="T9_50"><text:s/></text:span><text:span text:style-name="T9_51">sneak</text:span><text:span text:style-name="T9_52"><text:s/></text:span><text:span text:style-name="T9_53">into</text:span><text:span text:style-name="T9_54"><text:s/></text:span><text:span text:style-name="T9_55">Christian</text:span><text:span text:style-name="T9_56"><text:s/></text:span><text:span text:style-name="T9_57">Drake</text:span><text:span text:style-name="T9_58">’</text:span><text:span text:style-name="T9_59">s</text:span><text:span text:style-name="T9_60"><text:s/></text:span><text:span text:style-name="T9_61">caravan</text:span><text:span text:style-name="T9_62"><text:s/></text:span><text:span text:style-name="T9_63">and</text:span><text:span text:style-name="T9_64"><text:s/></text:span><text:span text:style-name="T9_65">copy</text:span><text:span text:style-name="T9_66"><text:s/></text:span><text:span text:style-name="T9_67">the</text:span><text:span text:style-name="T9_68"><text:s/></text:span><text:span text:style-name="T9_69">clues</text:span><text:span text:style-name="T9_70"><text:s/></text:span><text:span text:style-name="T9_71">in</text:span><text:span text:style-name="T9_72"><text:s/></text:span><text:span text:style-name="T9_73">his</text:span><text:span text:style-name="T9_74"><text:s/></text:span><text:span text:style-name="T9_75">notebook</text:span><text:span text:style-name="T9_76">.<text:s/></text:span><text:span text:style-name="T9_77">You</text:span><text:span text:style-name="T9_78"><text:s/></text:span><text:span text:style-name="T9_79">don</text:span><text:span text:style-name="T9_80">’</text:span><text:span text:style-name="T9_81">t</text:span><text:span text:style-name="T9_82"><text:s/></text:span><text:span text:style-name="T9_83">quite</text:span><text:span text:style-name="T9_84"><text:s/></text:span><text:span text:style-name="T9_85">know</text:span><text:span text:style-name="T9_86"><text:s/></text:span><text:span text:style-name="T9_87">all</text:span><text:span text:style-name="T9_88"><text:s/></text:span><text:span text:style-name="T9_89">the</text:span><text:span text:style-name="T9_90"><text:s/></text:span><text:span text:style-name="T9_91">details</text:span><text:span text:style-name="T9_92"><text:s/></text:span><text:span text:style-name="T9_93">about</text:span><text:span text:style-name="T9_94"><text:s/></text:span><text:span text:style-name="T9_95">Farthing</text:span><text:span text:style-name="T9_96">’</text:span><text:span text:style-name="T9_97">s</text:span><text:span text:style-name="T9_98"><text:s/></text:span><text:span text:style-name="T9_99">plan</text:span><text:span text:style-name="T9_100"><text:s/></text:span><text:span text:style-name="T9_101">but</text:span><text:span text:style-name="T9_102"><text:s/></text:span><text:span text:style-name="T9_103">you</text:span><text:span text:style-name="T9_104"><text:s/></text:span><text:span text:style-name="T9_105">know</text:span><text:span text:style-name="T9_106"><text:s/></text:span><text:span text:style-name="T9_107">that</text:span><text:span text:style-name="T9_108"><text:s/></text:span><text:span text:style-name="T9_109">you</text:span><text:span text:style-name="T9_110">’</text:span><text:span text:style-name="T9_111">ll</text:span><text:span text:style-name="T9_112"><text:s/></text:span><text:span text:style-name="T9_113">do</text:span><text:span text:style-name="T9_114"><text:s/></text:span><text:span text:style-name="T9_115">whatever</text:span><text:span text:style-name="T9_116"><text:s/></text:span><text:span text:style-name="T9_117">is</text:span><text:span text:style-name="T9_118"><text:s/></text:span><text:span text:style-name="T9_119">necessary</text:span><text:span text:style-name="T9_120"><text:s/></text:span><text:span text:style-name="T9_121">to</text:span><text:span text:style-name="T9_122"><text:s/></text:span><text:span text:style-name="T9_123">get</text:span><text:span text:style-name="T9_124"><text:s/></text:span><text:span text:style-name="T9_125">the</text:span><text:span text:style-name="T9_126"><text:s/></text:span><text:span text:style-name="T9_127">job</text:span><text:span text:style-name="T9_128"><text:s/></text:span><text:span text:style-name="T9_129">done</text:span><text:span text:style-name="T9_130"><text:s/></text:span><text:span text:style-name="T9_131">for</text:span><text:span text:style-name="T9_132"><text:s/></text:span><text:span text:style-name="T9_133">Mr</text:span><text:span text:style-name="T9_134"><text:s/></text:span><text:span text:style-name="T9_135">Farthing</text:span><text:span text:style-name="T9_136">.</text:span></text:p>
      <text:p text:style-name="P10"/>
      <text:p text:style-name="P11"><text:span text:style-name="T11_1">You</text:span><text:span text:style-name="T11_2"><text:s/></text:span><text:span text:style-name="T11_3">have</text:span><text:span text:style-name="T11_4"><text:s/></text:span><text:span text:style-name="T11_5">recently</text:span><text:span text:style-name="T11_6"><text:s/></text:span><text:span text:style-name="T11_7">fallen</text:span><text:span text:style-name="T11_8"><text:s/></text:span><text:span text:style-name="T11_9">for</text:span><text:span text:style-name="T11_10"><text:s/></text:span><text:span text:style-name="T11_11">Lucy</text:span><text:span text:style-name="T11_12"><text:s/></text:span><text:span text:style-name="T11_13">Gadrill</text:span><text:span text:style-name="T11_14">,<text:s/></text:span><text:span text:style-name="T11_15">the</text:span><text:span text:style-name="T11_16"><text:s/></text:span><text:span text:style-name="T11_17">doctor</text:span><text:span text:style-name="T11_18">’</text:span><text:span text:style-name="T11_19">s</text:span><text:span text:style-name="T11_20"><text:s/></text:span><text:span text:style-name="T11_21">assistant</text:span><text:span text:style-name="T11_22">.<text:s/></text:span><text:span text:style-name="T11_23">You</text:span><text:span text:style-name="T11_24"><text:s/></text:span><text:span text:style-name="T11_25">intend</text:span><text:span text:style-name="T11_26"><text:s/></text:span><text:span text:style-name="T11_27">to</text:span><text:span text:style-name="T11_28"><text:s/></text:span><text:span text:style-name="T11_29">marry</text:span><text:span text:style-name="T11_30"><text:s/></text:span><text:span text:style-name="T11_31">the</text:span><text:span text:style-name="T11_32"><text:s/></text:span><text:span text:style-name="T11_33">girl</text:span><text:span text:style-name="T11_34"><text:s/></text:span><text:span text:style-name="T11_35">and</text:span><text:span text:style-name="T11_36"><text:s/></text:span><text:span text:style-name="T11_37">can</text:span><text:span text:style-name="T11_38"><text:s/></text:span><text:span text:style-name="T11_39">think</text:span><text:span text:style-name="T11_40"><text:s/></text:span><text:span text:style-name="T11_41">of</text:span><text:span text:style-name="T11_42"><text:s/></text:span><text:span text:style-name="T11_43">no</text:span><text:span text:style-name="T11_44"><text:s/></text:span><text:span text:style-name="T11_45">better</text:span><text:span text:style-name="T11_46"><text:s/></text:span><text:span text:style-name="T11_47">opportunity</text:span><text:span text:style-name="T11_48"><text:s/></text:span><text:span text:style-name="T11_49">than</text:span><text:span text:style-name="T11_50"><text:s/></text:span><text:span text:style-name="T11_51">tonight</text:span><text:span text:style-name="T11_52"><text:s/></text:span><text:span text:style-name="T11_53">after</text:span><text:span text:style-name="T11_54"><text:s/></text:span><text:span text:style-name="T11_55">the</text:span><text:span text:style-name="T11_56"><text:s/></text:span><text:span text:style-name="T11_57">town</text:span><text:span text:style-name="T11_58"><text:s/></text:span><text:span text:style-name="T11_59">dance</text:span><text:span text:style-name="T11_60">.<text:s/></text:span><text:span text:style-name="T11_61">You</text:span><text:span text:style-name="T11_62"><text:s/></text:span><text:span text:style-name="T11_63">just</text:span><text:span text:style-name="T11_64"><text:s/></text:span><text:span text:style-name="T11_65">have</text:span><text:span text:style-name="T11_66"><text:s/></text:span><text:span text:style-name="T11_67">to</text:span><text:span text:style-name="T11_68"><text:s/></text:span><text:span text:style-name="T11_69">find</text:span><text:span text:style-name="T11_70"><text:s/></text:span><text:span text:style-name="T11_71">somebody</text:span><text:span text:style-name="T11_72"><text:s/></text:span><text:span text:style-name="T11_73">to</text:span><text:span text:style-name="T11_74"><text:s/></text:span><text:span text:style-name="T11_75">marry</text:span><text:span text:style-name="T11_76"><text:s/></text:span><text:span text:style-name="T11_77">the</text:span><text:span text:style-name="T11_78"><text:s/></text:span><text:span text:style-name="T11_79">pair</text:span><text:span text:style-name="T11_80"><text:s/></text:span><text:span text:style-name="T11_81">of</text:span><text:span text:style-name="T11_82"><text:s/></text:span><text:span text:style-name="T11_83">you</text:span><text:span text:style-name="T11_84">.</text:span></text:p>
      <text:p text:style-name="P12"/>
      <text:p text:style-name="P13"><text:span text:style-name="T13_1">In</text:span><text:span text:style-name="T13_2"><text:s/></text:span><text:span text:style-name="T13_3">other</text:span><text:span text:style-name="T13_4"><text:s/></text:span><text:span text:style-name="T13_5">recent</text:span><text:span text:style-name="T13_6"><text:s/></text:span><text:span text:style-name="T13_7">news</text:span><text:span text:style-name="T13_8">:</text:span></text:p>
      <text:p text:style-name="P14"/>
      <text:list text:style-name="LS1" xml:id="list0">
        <text:list-item>
          <text:p text:style-name="P15"><text:span text:style-name="T15_1">You</text:span><text:span text:style-name="T15_2"><text:s/></text:span><text:span text:style-name="T15_3">found</text:span><text:span text:style-name="T15_4"><text:s/></text:span><text:span text:style-name="T15_5">a</text:span><text:span text:style-name="T15_6"><text:s/></text:span><text:span text:style-name="T15_7">silver</text:span><text:span text:style-name="T15_8"><text:s/></text:span><text:span text:style-name="T15_9">vuvuzela</text:span><text:span text:style-name="T15_10"><text:s/></text:span><text:span text:style-name="T15_11">in</text:span><text:span text:style-name="T15_12"><text:s/></text:span><text:span text:style-name="T15_13">town</text:span><text:span text:style-name="T15_14"><text:s/></text:span><text:span text:style-name="T15_15">one</text:span><text:span text:style-name="T15_16"><text:s/></text:span><text:span text:style-name="T15_17">night</text:span><text:span text:style-name="T15_18">.<text:s/></text:span><text:span text:style-name="T15_19">You</text:span><text:span text:style-name="T15_20"><text:s/></text:span><text:span text:style-name="T15_21">have</text:span><text:span text:style-name="T15_22"><text:s/></text:span><text:span text:style-name="T15_23">been</text:span><text:span text:style-name="T15_24"><text:s/></text:span><text:span text:style-name="T15_25">playing</text:span><text:span text:style-name="T15_26"><text:s/></text:span><text:span text:style-name="T15_27">it</text:span><text:span text:style-name="T15_28"><text:s/></text:span><text:span text:style-name="T15_29">from</text:span><text:span text:style-name="T15_30"><text:s/></text:span><text:span text:style-name="T15_31">time</text:span><text:span text:style-name="T15_32"><text:s/></text:span><text:span text:style-name="T15_33">to</text:span><text:span text:style-name="T15_34"><text:s/></text:span><text:span text:style-name="T15_35">time</text:span><text:span text:style-name="T15_36">.<text:s/></text:span><text:span text:style-name="T15_37">You</text:span><text:span text:style-name="T15_38"><text:s/></text:span><text:span text:style-name="T15_39">know</text:span><text:span text:style-name="T15_40"><text:s/></text:span><text:span text:style-name="T15_41">it</text:span><text:span text:style-name="T15_42"><text:s/></text:span><text:span text:style-name="T15_43">must</text:span><text:span text:style-name="T15_44"><text:s/></text:span><text:span text:style-name="T15_45">be</text:span><text:span text:style-name="T15_46"><text:s/></text:span><text:span text:style-name="T15_47">worth</text:span><text:span text:style-name="T15_48"><text:s/></text:span><text:span text:style-name="T15_49">quite</text:span><text:span text:style-name="T15_50"><text:s/></text:span><text:span text:style-name="T15_51">a</text:span><text:span text:style-name="T15_52"><text:s/></text:span><text:span text:style-name="T15_53">bit</text:span><text:span text:style-name="T15_54"><text:s/></text:span><text:span text:style-name="T15_55">to</text:span><text:span text:style-name="T15_56"><text:s/></text:span><text:span text:style-name="T15_57">somebody</text:span><text:span text:style-name="T15_58">,<text:s/></text:span><text:span text:style-name="T15_59">so</text:span><text:span text:style-name="T15_60"><text:s/></text:span><text:span text:style-name="T15_61">won</text:span><text:span text:style-name="T15_62">’</text:span><text:span text:style-name="T15_63">t</text:span><text:span text:style-name="T15_64"><text:s/></text:span><text:span text:style-name="T15_65">give</text:span><text:span text:style-name="T15_66"><text:s/></text:span><text:span text:style-name="T15_67">it</text:span><text:span text:style-name="T15_68"><text:s/></text:span><text:span text:style-name="T15_69">up</text:span><text:span text:style-name="T15_70"><text:s/></text:span><text:span text:style-name="T15_71">without</text:span><text:span text:style-name="T15_72"><text:s/></text:span><text:span text:style-name="T15_73">decent</text:span><text:span text:style-name="T15_74"><text:s/></text:span><text:span text:style-name="T15_75">payment</text:span><text:span text:style-name="T15_76"><text:s/></text:span><text:span text:style-name="T15_77">or</text:span><text:span text:style-name="T15_78"><text:s/></text:span><text:span text:style-name="T15_79">a</text:span><text:span text:style-name="T15_80"><text:s/></text:span><text:span text:style-name="T15_81">return</text:span><text:span text:style-name="T15_82"><text:s/></text:span><text:span text:style-name="T15_83">favour</text:span><text:span text:style-name="T15_84">.</text:span></text:p>
        </text:list-item>
        <text:list-item>
          <text:p text:style-name="P16"><text:span text:style-name="T16_1">You</text:span><text:span text:style-name="T16_2"><text:s/></text:span><text:span text:style-name="T16_3">are</text:span><text:span text:style-name="T16_4"><text:s/></text:span><text:span text:style-name="T16_5">dead</text:span><text:span text:style-name="T16_6"><text:s/></text:span><text:span text:style-name="T16_7">against</text:span><text:span text:style-name="T16_8"><text:s/></text:span><text:span text:style-name="T16_9">this</text:span><text:span text:style-name="T16_10"><text:s/></text:span><text:span text:style-name="T16_11">cathedral</text:span><text:span text:style-name="T16_12"><text:s/></text:span><text:span text:style-name="T16_13">building</text:span><text:span text:style-name="T16_14"><text:s/></text:span><text:span text:style-name="T16_15">business</text:span><text:span text:style-name="T16_16">.<text:s/></text:span><text:span text:style-name="T16_17">More</text:span><text:span text:style-name="T16_18"><text:s/></text:span><text:span text:style-name="T16_19">religion</text:span><text:span text:style-name="T16_20"><text:s/></text:span><text:span text:style-name="T16_21">means</text:span><text:span text:style-name="T16_22"><text:s/></text:span><text:span text:style-name="T16_23">less</text:span><text:span text:style-name="T16_24"><text:s/></text:span><text:span text:style-name="T16_25">chance</text:span><text:span text:style-name="T16_26"><text:s/></text:span><text:span text:style-name="T16_27">of</text:span><text:span text:style-name="T16_28"><text:s/></text:span><text:span text:style-name="T16_29">you</text:span><text:span text:style-name="T16_30"><text:s/></text:span><text:span text:style-name="T16_31">starting</text:span><text:span text:style-name="T16_32"><text:s/></text:span><text:span text:style-name="T16_33">a</text:span><text:span text:style-name="T16_34"><text:s/></text:span><text:span text:style-name="T16_35">new</text:span><text:span text:style-name="T16_36"><text:s/></text:span><text:span text:style-name="T16_37">brothel</text:span><text:span text:style-name="T16_38"><text:s/></text:span><text:span text:style-name="T16_39">in</text:span><text:span text:style-name="T16_40"><text:s/></text:span><text:span text:style-name="T16_41">town</text:span><text:span text:style-name="T16_42"><text:s/>-<text:s/></text:span><text:span text:style-name="T16_43">something</text:span><text:span text:style-name="T16_44"><text:s/></text:span><text:span text:style-name="T16_45">you</text:span><text:span text:style-name="T16_46"><text:s/></text:span><text:span text:style-name="T16_47">plan</text:span><text:span text:style-name="T16_48"><text:s/></text:span><text:span text:style-name="T16_49">for</text:span><text:span text:style-name="T16_50"><text:s/></text:span><text:span text:style-name="T16_51">the</text:span><text:span text:style-name="T16_52"><text:s/></text:span><text:span text:style-name="T16_53">future</text:span><text:span text:style-name="T16_54">.</text:span></text:p>
        </text:list-item>
        <text:list-item>
          <text:p text:style-name="P17"><text:span text:style-name="T17_1">You</text:span><text:span text:style-name="T17_2"><text:s/></text:span><text:span text:style-name="T17_3">seem</text:span><text:span text:style-name="T17_4"><text:s/></text:span><text:span text:style-name="T17_5">to</text:span><text:span text:style-name="T17_6"><text:s/></text:span><text:span text:style-name="T17_7">have</text:span><text:span text:style-name="T17_8"><text:s/></text:span><text:span text:style-name="T17_9">picked</text:span><text:span text:style-name="T17_10"><text:s/></text:span><text:span text:style-name="T17_11">up</text:span><text:span text:style-name="T17_12"><text:s/></text:span><text:span text:style-name="T17_13">some</text:span><text:span text:style-name="T17_14"><text:s/></text:span><text:span text:style-name="T17_15">nasty</text:span><text:span text:style-name="T17_16"><text:s/></text:span><text:span text:style-name="T17_17">disease</text:span><text:span text:style-name="T17_18">,<text:s/></text:span><text:span text:style-name="T17_19">while</text:span><text:span text:style-name="T17_20"><text:s/></text:span><text:span text:style-name="T17_21">in</text:span><text:span text:style-name="T17_22"><text:s/></text:span><text:span text:style-name="T17_23">London</text:span><text:span text:style-name="T17_24">.<text:s/></text:span><text:span text:style-name="T17_25">Boy</text:span><text:span text:style-name="T17_26"><text:s/></text:span><text:span text:style-name="T17_27">does</text:span><text:span text:style-name="T17_28"><text:s/></text:span><text:span text:style-name="T17_29">your</text:span><text:span text:style-name="T17_30"><text:s/></text:span><text:span text:style-name="T17_31">crotch</text:span><text:span text:style-name="T17_32"><text:s/></text:span><text:span text:style-name="T17_33">itch</text:span><text:span text:style-name="T17_34">!<text:s/></text:span><text:span text:style-name="T17_35">You</text:span><text:span text:style-name="T17_36"><text:s/></text:span><text:span text:style-name="T17_37">think</text:span><text:span text:style-name="T17_38"><text:s/></text:span><text:span text:style-name="T17_39">the</text:span><text:span text:style-name="T17_40"><text:s/></text:span><text:span text:style-name="T17_41">doctor</text:span><text:span text:style-name="T17_42"><text:s/></text:span><text:span text:style-name="T17_43">may</text:span><text:span text:style-name="T17_44"><text:s/></text:span><text:span text:style-name="T17_45">be</text:span><text:span text:style-name="T17_46"><text:s/></text:span><text:span text:style-name="T17_47">able</text:span><text:span text:style-name="T17_48"><text:s/></text:span><text:span text:style-name="T17_49">to</text:span><text:span text:style-name="T17_50"><text:s/></text:span><text:span text:style-name="T17_51">diagnose</text:span><text:span text:style-name="T17_52"><text:s/></text:span><text:span text:style-name="T17_53">you</text:span><text:span text:style-name="T17_54">,<text:s/></text:span><text:span text:style-name="T17_55">if</text:span><text:span text:style-name="T17_56"><text:s/></text:span><text:span text:style-name="T17_57">you</text:span><text:span text:style-name="T17_58"><text:s/></text:span><text:span text:style-name="T17_59">let</text:span><text:span text:style-name="T17_60"><text:s/></text:span><text:span text:style-name="T17_61">him</text:span><text:span text:style-name="T17_62"><text:s/></text:span><text:span text:style-name="T17_63">know</text:span><text:span text:style-name="T17_64"><text:s/></text:span><text:span text:style-name="T17_65">your</text:span><text:span text:style-name="T17_66"><text:s/></text:span><text:span text:style-name="T17_67">symptoms</text:span><text:span text:style-name="T17_68">.<text:s/></text:span><text:span text:style-name="T17_69">But</text:span><text:span text:style-name="T17_70"><text:s/></text:span><text:span text:style-name="T17_71">your</text:span><text:span text:style-name="T17_72"><text:s/></text:span><text:span text:style-name="T17_73">real</text:span><text:span text:style-name="T17_74"><text:s/></text:span><text:span text:style-name="T17_75">hope</text:span><text:span text:style-name="T17_76"><text:s/></text:span><text:span text:style-name="T17_77">is</text:span><text:span text:style-name="T17_78"><text:s/></text:span><text:span text:style-name="T17_79">the</text:span><text:span text:style-name="T17_80"><text:s/></text:span><text:span text:style-name="T17_81">potionist</text:span><text:span text:style-name="T17_82">.<text:s/></text:span><text:span text:style-name="T17_83">You</text:span><text:span text:style-name="T17_84">’</text:span><text:span text:style-name="T17_85">ve</text:span><text:span text:style-name="T17_86"><text:s/></text:span><text:span text:style-name="T17_87">heard</text:span><text:span text:style-name="T17_88"><text:s/></text:span><text:span text:style-name="T17_89">that</text:span><text:span text:style-name="T17_90"><text:s/></text:span><text:span text:style-name="T17_91">there</text:span><text:span text:style-name="T17_92"><text:s/></text:span><text:span text:style-name="T17_93">may</text:span><text:span text:style-name="T17_94"><text:s/></text:span><text:span text:style-name="T17_95">be</text:span><text:span text:style-name="T17_96"><text:s/></text:span><text:span text:style-name="T17_97">one</text:span><text:span text:style-name="T17_98"><text:s/></text:span><text:span text:style-name="T17_99">in</text:span><text:span text:style-name="T17_100"><text:s/></text:span><text:span text:style-name="T17_101">town</text:span><text:span text:style-name="T17_102"><text:s/></text:span><text:span text:style-name="T17_103">and</text:span><text:span text:style-name="T17_104"><text:s/></text:span><text:span text:style-name="T17_105">that</text:span><text:span text:style-name="T17_106"><text:s/></text:span><text:span text:style-name="T17_107">Helen</text:span><text:span text:style-name="T17_108"><text:s/></text:span><text:span text:style-name="T17_109">Blythe</text:span><text:span text:style-name="T17_110"><text:s/></text:span><text:span text:style-name="T17_111">may</text:span><text:span text:style-name="T17_112"><text:s/></text:span><text:span text:style-name="T17_113">know</text:span><text:span text:style-name="T17_114"><text:s/></text:span><text:span text:style-name="T17_115">who</text:span><text:span text:style-name="T17_116"><text:s/></text:span><text:span text:style-name="T17_117">it</text:span><text:span text:style-name="T17_118"><text:s/></text:span><text:span text:style-name="T17_119">is</text:span><text:span text:style-name="T17_120">.</text:span></text:p>
        </text:list-item>
        <text:list-item>
          <text:p text:style-name="P18"><text:span text:style-name="T18_1">You</text:span><text:span text:style-name="T18_2"><text:s/></text:span><text:span text:style-name="T18_3">saw</text:span><text:span text:style-name="T18_4"><text:s/></text:span><text:span text:style-name="T18_5">Kendall</text:span><text:span text:style-name="T18_6"><text:s/></text:span><text:span text:style-name="T18_7">Faintree</text:span><text:span text:style-name="T18_8"><text:s/></text:span><text:span text:style-name="T18_9">with</text:span><text:span text:style-name="T18_10"><text:s/></text:span><text:span text:style-name="T18_11">an</text:span><text:span text:style-name="T18_12"><text:s/></text:span><text:span text:style-name="T18_13">envelope</text:span><text:span text:style-name="T18_14"><text:s/></text:span><text:span text:style-name="T18_15">addressed</text:span><text:span text:style-name="T18_16"><text:s/></text:span><text:span text:style-name="T18_17">to</text:span><text:span text:style-name="T18_18"><text:s/></text:span><text:span text:style-name="T18_19">Laverne</text:span><text:span text:style-name="T18_20"><text:s/></text:span><text:span text:style-name="T18_21">Cuer</text:span><text:span text:style-name="T18_22">.<text:s/></text:span><text:span text:style-name="T18_23">She</text:span><text:span text:style-name="T18_24"><text:s/></text:span><text:span text:style-name="T18_25">opened</text:span><text:span text:style-name="T18_26"><text:s/></text:span><text:span text:style-name="T18_27">it</text:span><text:span text:style-name="T18_28"><text:s/></text:span><text:span text:style-name="T18_29">and</text:span><text:span text:style-name="T18_30"><text:s/></text:span><text:span text:style-name="T18_31">just</text:span><text:span text:style-name="T18_32"><text:s/></text:span><text:span text:style-name="T18_33">started</text:span><text:span text:style-name="T18_34"><text:s/></text:span><text:span text:style-name="T18_35">reading</text:span><text:span text:style-name="T18_36"><text:s/></text:span><text:span text:style-name="T18_37">it</text:span><text:span text:style-name="T18_38">!</text:span></text:p>
        </text:list-item>
        <text:list-item>
          <text:p text:style-name="P19"><text:span text:style-name="T19_1">The</text:span><text:span text:style-name="T19_2"><text:s/></text:span><text:span text:style-name="T19_3">chief</text:span><text:span text:style-name="T19_4"><text:s/></text:span><text:span text:style-name="T19_5">stewardess</text:span><text:span text:style-name="T19_6"><text:s/></text:span><text:span text:style-name="T19_7">of</text:span><text:span text:style-name="T19_8"><text:s/></text:span><text:span text:style-name="T19_9">the</text:span><text:span text:style-name="T19_10"><text:s/></text:span><text:span text:style-name="T19_11">Farthing</text:span><text:span text:style-name="T19_12"><text:s/></text:span><text:span text:style-name="T19_13">household</text:span><text:span text:style-name="T19_14">,<text:s/></text:span><text:span text:style-name="T19_15">Lucinda</text:span><text:span text:style-name="T19_16"><text:s/></text:span><text:span text:style-name="T19_17">ran</text:span><text:span text:style-name="T19_18"><text:s/></text:span><text:span text:style-name="T19_19">away</text:span><text:span text:style-name="T19_20"><text:s/></text:span><text:span text:style-name="T19_21">after</text:span><text:span text:style-name="T19_22"><text:s/></text:span><text:span text:style-name="T19_23">learning</text:span><text:span text:style-name="T19_24"><text:s/></text:span><text:span text:style-name="T19_25">of</text:span><text:span text:style-name="T19_26"><text:s/></text:span><text:span text:style-name="T19_27">your</text:span><text:span text:style-name="T19_28"><text:s/></text:span><text:span text:style-name="T19_29">seedy</text:span><text:span text:style-name="T19_30"><text:s/></text:span><text:span text:style-name="T19_31">past</text:span><text:span text:style-name="T19_32">.<text:s/></text:span><text:span text:style-name="T19_33">You</text:span><text:span text:style-name="T19_34"><text:s/></text:span><text:span text:style-name="T19_35">have</text:span><text:span text:style-name="T19_36"><text:s/></text:span><text:span text:style-name="T19_37">been</text:span><text:span text:style-name="T19_38"><text:s/></text:span><text:span text:style-name="T19_39">charged</text:span><text:span text:style-name="T19_40"><text:s/></text:span><text:span text:style-name="T19_41">with</text:span><text:span text:style-name="T19_42"><text:s/></text:span><text:span text:style-name="T19_43">hiring</text:span><text:span text:style-name="T19_44"><text:s/></text:span><text:span text:style-name="T19_45">a</text:span><text:span text:style-name="T19_46"><text:s/></text:span><text:span text:style-name="T19_47">suitable</text:span><text:span text:style-name="T19_48"><text:s/></text:span><text:span text:style-name="T19_49">replacement</text:span><text:span text:style-name="T19_50"><text:s/></text:span><text:span text:style-name="T19_51">for</text:span><text:span text:style-name="T19_52"><text:s/></text:span><text:span text:style-name="T19_53">her</text:span><text:span text:style-name="T19_54"><text:s/></text:span><text:span text:style-name="T19_55">role</text:span><text:span text:style-name="T19_56">.<text:s/></text:span><text:span text:style-name="T19_57">You</text:span><text:span text:style-name="T19_58"><text:s/></text:span><text:span text:style-name="T19_59">need</text:span><text:span text:style-name="T19_60"><text:s/></text:span><text:span text:style-name="T19_61">to</text:span><text:span text:style-name="T19_62"><text:s/></text:span><text:span text:style-name="T19_63">get</text:span><text:span text:style-name="T19_64"><text:s/></text:span><text:span text:style-name="T19_65">the</text:span><text:span text:style-name="T19_66"><text:s/></text:span><text:span text:style-name="T19_67">replacement</text:span><text:span text:style-name="T19_68"><text:s/></text:span><text:span text:style-name="T19_69">to</text:span><text:span text:style-name="T19_70"><text:s/></text:span><text:span text:style-name="T19_71">sign</text:span><text:span text:style-name="T19_72"><text:s/></text:span><text:span text:style-name="T19_73">an</text:span><text:span text:style-name="T19_74"><text:s/></text:span><text:span text:style-name="T19_75">employment</text:span><text:span text:style-name="T19_76"><text:s/></text:span><text:span text:style-name="T19_77">note</text:span><text:span text:style-name="T19_78">.</text:span></text:p>
        </text:list-item>
      </text:list>
      <text:p text:style-name="P20"/>
      <text:h text:style-name="P21" text:outline-level="10"><text:bookmark-start text:name="h.pbd33ukfqkg0"/><text:bookmark-end text:name="h.pbd33ukfqkg0"/><text:span text:style-name="T21_1">Your</text:span><text:span text:style-name="T21_2"><text:s/></text:span><text:span text:style-name="T21_3">Goals</text:span></text:h>
      <text:list text:style-name="LS2" xml:id="list5">
        <text:list-item>
          <text:p text:style-name="P22"><text:span text:style-name="T22_1">Marry</text:span><text:span text:style-name="T22_2"><text:s/></text:span><text:span text:style-name="T22_3">Lucy</text:span><text:span text:style-name="T22_4"><text:s/></text:span><text:span text:style-name="T22_5">Gadrill</text:span><text:span text:style-name="T22_6"><text:s/></text:span><text:span text:style-name="T22_7">after</text:span><text:span text:style-name="T22_8"><text:s/></text:span><text:span text:style-name="T22_9">the</text:span><text:span text:style-name="T22_10"><text:s/></text:span><text:span text:style-name="T22_11">Town</text:span><text:span text:style-name="T22_12"><text:s/></text:span><text:span text:style-name="T22_13">Dance</text:span></text:p>
        </text:list-item>
        <text:list-item>
          <text:p text:style-name="P23"><text:span text:style-name="T23_1">Assist</text:span><text:span text:style-name="T23_2"><text:s/></text:span><text:span text:style-name="T23_3">James</text:span><text:span text:style-name="T23_4"><text:s/></text:span><text:span text:style-name="T23_5">Farthing</text:span><text:span text:style-name="T23_6"><text:s/></text:span><text:span text:style-name="T23_7">in</text:span><text:span text:style-name="T23_8"><text:s/></text:span><text:span text:style-name="T23_9">his</text:span><text:span text:style-name="T23_10"><text:s/></text:span><text:span text:style-name="T23_11">quest</text:span><text:span text:style-name="T23_12"><text:s/></text:span><text:span text:style-name="T23_13">for</text:span><text:span text:style-name="T23_14"><text:s/></text:span><text:span text:style-name="T23_15">the</text:span><text:span text:style-name="T23_16"><text:s/></text:span><text:span text:style-name="T23_17">legendary</text:span><text:span text:style-name="T23_18"><text:s/></text:span><text:span text:style-name="T23_19">artefact</text:span></text:p>
        </text:list-item>
        <text:list-item>
          <text:p text:style-name="P24"><text:span text:style-name="T24_1">Find</text:span><text:span text:style-name="T24_2"><text:s/></text:span><text:span text:style-name="T24_3">the</text:span><text:span text:style-name="T24_4"><text:s/></text:span><text:span text:style-name="T24_5">doctor</text:span><text:span text:style-name="T24_6"><text:s/></text:span><text:span text:style-name="T24_7">to</text:span><text:span text:style-name="T24_8"><text:s/></text:span><text:span text:style-name="T24_9">diagnose</text:span><text:span text:style-name="T24_10"><text:s/></text:span><text:span text:style-name="T24_11">your</text:span><text:span text:style-name="T24_12"><text:s/></text:span><text:span text:style-name="T24_13">illness</text:span><text:span text:style-name="T24_14"><text:s/></text:span><text:span text:style-name="T24_15">and</text:span><text:span text:style-name="T24_16"><text:s/></text:span><text:span text:style-name="T24_17">the</text:span><text:span text:style-name="T24_18"><text:s/></text:span><text:span text:style-name="T24_19">potionist</text:span><text:span text:style-name="T24_20"><text:s/></text:span><text:span text:style-name="T24_21">and</text:span><text:span text:style-name="T24_22"><text:s/></text:span><text:span text:style-name="T24_23">obtain</text:span><text:span text:style-name="T24_24"><text:s/></text:span><text:span text:style-name="T24_25">a</text:span><text:span text:style-name="T24_26"><text:s/></text:span><text:span text:style-name="T24_27">potion</text:span><text:span text:style-name="T24_28"><text:s/></text:span><text:span text:style-name="T24_29">to</text:span><text:span text:style-name="T24_30"><text:s/></text:span><text:span text:style-name="T24_31">cure</text:span><text:span text:style-name="T24_32"><text:s/></text:span><text:span text:style-name="T24_33">it</text:span><text:span text:style-name="T24_34">.</text:span></text:p>
        </text:list-item>
        <text:list-item>
          <text:p text:style-name="P25"><text:span text:style-name="T25_1">Oppose</text:span><text:span text:style-name="T25_2"><text:s/></text:span><text:span text:style-name="T25_3">continued</text:span><text:span text:style-name="T25_4"><text:s/></text:span><text:span text:style-name="T25_5">construction</text:span><text:span text:style-name="T25_6"><text:s/></text:span><text:span text:style-name="T25_7">of</text:span><text:span text:style-name="T25_8"><text:s/></text:span><text:span text:style-name="T25_9">the</text:span><text:span text:style-name="T25_10"><text:s/></text:span><text:span text:style-name="T25_11">Cathedral</text:span><text:span text:style-name="T25_12">.</text:span></text:p>
        </text:list-item>
        <text:list-item>
          <text:p text:style-name="P26"><text:span text:style-name="T26_1">Find</text:span><text:span text:style-name="T26_2"><text:s/></text:span><text:span text:style-name="T26_3">somebody</text:span><text:span text:style-name="T26_4"><text:s/></text:span><text:span text:style-name="T26_5">to</text:span><text:span text:style-name="T26_6"><text:s/></text:span><text:span text:style-name="T26_7">replace</text:span><text:span text:style-name="T26_8"><text:s/></text:span><text:span text:style-name="T26_9">Lucinda</text:span><text:span text:style-name="T26_10"><text:s/></text:span><text:span text:style-name="T26_11">as</text:span><text:span text:style-name="T26_12"><text:s/></text:span><text:span text:style-name="T26_13">chief</text:span><text:span text:style-name="T26_14"><text:s/></text:span><text:span text:style-name="T26_15">steward</text:span><text:span text:style-name="T26_16">(</text:span><text:span text:style-name="T26_17">ess</text:span><text:span text:style-name="T26_18">)<text:s/></text:span><text:span text:style-name="T26_19">of</text:span><text:span text:style-name="T26_20"><text:s/></text:span><text:span text:style-name="T26_21">the</text:span><text:span text:style-name="T26_22"><text:s/></text:span><text:span text:style-name="T26_23">Farthing</text:span><text:span text:style-name="T26_24"><text:s/></text:span><text:span text:style-name="T26_25">household</text:span><text:span text:style-name="T26_26">.</text:span></text:p>
        </text:list-item>
        <text:list-item>
          <text:p text:style-name="P27"><text:span text:style-name="T27_1">Solve</text:span><text:span text:style-name="T27_2"><text:s/></text:span><text:span text:style-name="T27_3">the</text:span><text:span text:style-name="T27_4"><text:s/></text:span><text:span text:style-name="T27_5">murder</text:span><text:span text:style-name="T27_6"><text:s/></text:span><text:span text:style-name="T27_7">of</text:span><text:span text:style-name="T27_8"><text:s/></text:span><text:span text:style-name="T27_9">Duke</text:span><text:span text:style-name="T27_10"><text:s/></text:span><text:span text:style-name="T27_11">Smallwood</text:span><text:span text:style-name="T27_12">.<text:s/></text:span><text:span text:style-name="T27_13">There</text:span><text:span text:style-name="T27_14"><text:s/></text:span><text:span text:style-name="T27_15">might</text:span><text:span text:style-name="T27_16"><text:s/></text:span><text:span text:style-name="T27_17">be</text:span><text:span text:style-name="T27_18"><text:s/></text:span><text:span text:style-name="T27_19">some</text:span><text:span text:style-name="T27_20"><text:s/></text:span><text:span text:style-name="T27_21">reward</text:span><text:span text:style-name="T27_22"><text:s/></text:span><text:span text:style-name="T27_23">in</text:span><text:span text:style-name="T27_24"><text:s/></text:span><text:span text:style-name="T27_25">it</text:span><text:span text:style-name="T27_26">!</text:span></text:p>
        </text:list-item>
      </text:list>
      <text:p text:style-name="P28"/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